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 style:font-pitch="variable"/>
    <style:font-face style:name="HGGothicM1" svg:font-family="HGGothicM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Mincho" svg:font-family="MS-Mincho" style:font-pitch="variable"/>
    <style:font-face style:name="MS-Mincho1" svg:font-family="MS-Mincho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0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solid" draw:fill-color="#e6e6e6" draw:shadow="hidden"/>
    </style:style>
    <style:style style:name="gr13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draw:fill="none" draw:textarea-vertical-align="middle" fo:min-height="23.356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solid" draw:fill-color="#000000" draw:shadow="hidden"/>
    </style:style>
    <style:style style:name="gr19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4" style:family="graphic" style:parent-style-name="standard">
      <style:graphic-properties draw:stroke="none" draw:fill="none" draw:textarea-vertical-align="top" fo:min-height="3.281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679cm" fo:min-width="2.54cm" fo:padding-top="0.035cm" fo:padding-bottom="0.035cm" fo:padding-left="0.035cm" fo:padding-right="0.035cm"/>
      <style:paragraph-properties style:writing-mode="lr-tb"/>
    </style:style>
    <style:style style:name="gr3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1" style:family="graphic" style:parent-style-name="standard">
      <style:graphic-properties draw:stroke="none" draw:fill="none" draw:textarea-vertical-align="middle" fo:min-height="1.021cm" fo:min-width="2.54cm" fo:padding-top="0.071cm" fo:padding-bottom="0.071cm" fo:padding-left="0.071cm" fo:padding-right="0.07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701cm" fo:min-width="2.54cm" fo:padding-top="0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2.721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0.843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.09cm" fo:min-width="2.54cm" fo:padding-top="0.071cm" fo:padding-bottom="0.071cm" fo:padding-left="0.071cm" fo:padding-right="0.07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353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20%" fo:text-align="end" fo:text-indent="0cm"/>
    </style:style>
    <style:style style:name="P8" style:family="paragraph">
      <loext:graphic-properties draw:fill="solid" draw:fill-color="#e6e6e6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style:writing-mode="lr-tb"/>
      <style:text-properties fo:color="#ff0000" loext:opacity="100%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00" loext:opacity="100%"/>
    </style:style>
    <style:style style:name="T1" style:family="text">
      <style:text-properties fo:color="#000000" loext:opacity="100%" style:font-name="Ｍ" fo:font-size="6pt" style:font-name-asian="Ｍ" style:font-size-asian="6pt" style:font-name-complex="Ｍ" style:font-size-complex="6pt"/>
    </style:style>
    <style:style style:name="T2" style:family="text">
      <style:text-properties fo:color="#000000" loext:opacity="100%" style:font-name="Ｍ" fo:font-size="12pt" style:font-name-asian="Ｍ" style:font-size-asian="12pt" style:font-name-complex="Ｍ" style:font-size-complex="12pt"/>
    </style:style>
    <style:style style:name="T3" style:family="text">
      <style:text-properties fo:color="#000000" loext:opacity="100%" style:font-name="Ｍ" fo:font-size="8pt" style:font-name-asian="Ｍ" style:font-size-asian="8pt" style:font-name-complex="Ｍ" style:font-size-complex="8pt"/>
    </style:style>
    <style:style style:name="T4" style:family="text">
      <style:text-properties fo:color="#000000" loext:opacity="100%" style:font-name="Ｍ" fo:font-size="10pt" style:font-name-asian="Ｍ" style:font-size-asian="10pt" style:font-name-complex="Ｍ" style:font-size-complex="10pt"/>
    </style:style>
    <style:style style:name="T5" style:family="text">
      <style:text-properties fo:color="#000000" loext:opacity="100%" style:font-name="Ｍ" fo:font-size="6pt" fo:background-color="#ffffff" style:font-name-asian="Ｍ" style:font-size-asian="6pt" style:font-name-complex="Ｍ" style:font-size-complex="6pt"/>
    </style:style>
    <style:style style:name="T6" style:family="text">
      <style:text-properties fo:color="#ff0000" loext:opacity="100%" style:font-name="Ｍ" fo:font-size="10pt" style:font-name-asian="Ｍ" style:font-size-asian="10pt" style:font-name-complex="Ｍ" style:font-size-complex="10pt"/>
    </style:style>
    <style:style style:name="T7" style:family="text">
      <style:text-properties fo:color="#000000" loext:opacity="100%" style:font-name="Ｍ" fo:font-size="9pt" style:text-underline-style="solid" style:text-underline-width="auto" style:text-underline-color="font-color" fo:font-weight="bold" style:font-name-asian="Ｍ" style:font-size-asian="9pt" style:font-weight-asian="bold" style:font-name-complex="Ｍ" style:font-size-complex="9pt" style:font-weight-complex="bold"/>
    </style:style>
    <style:style style:name="T8" style:family="text">
      <style:text-properties fo:color="#000000" loext:opacity="100%" style:font-name="Ｍ" fo:font-size="9pt" style:font-name-asian="Ｍ" style:font-size-asian="9pt" style:font-name-complex="Ｍ" style:font-size-complex="9pt"/>
    </style:style>
    <style:style style:name="T9" style:family="text">
      <style:text-properties fo:color="#ff0000" loext:opacity="100%" style:font-name="HGGothicM1" fo:font-size="9pt" style:font-name-asian="HGGothicM1" style:font-size-asian="9pt" style:font-name-complex="HGGothicM1" style:font-size-complex="9pt"/>
    </style:style>
    <style:style style:name="T10" style:family="text">
      <style:text-properties fo:color="#ff0000" loext:opacity="100%" style:font-name="MS-Mincho1" fo:font-size="9pt" style:font-name-asian="MS-Mincho1" style:font-size-asian="9pt" style:font-name-complex="MS-Mincho1" style:font-size-complex="9pt"/>
    </style:style>
    <style:style style:name="T11" style:family="text">
      <style:text-properties fo:color="#ff0000" loext:opacity="100%" style:font-name="Ｍ" fo:font-size="9pt" style:font-name-asian="Ｍ" style:font-size-asian="9pt" style:font-name-complex="Ｍ" style:font-size-complex="9pt"/>
    </style:style>
    <style:style style:name="T12" style:family="text">
      <style:text-properties fo:color="#ff00ff" loext:opacity="100%" style:font-name="Ｍ" fo:font-size="8pt" style:font-name-asian="Ｍ" style:font-size-asian="8pt" style:font-name-complex="Ｍ" style:font-size-complex="8pt"/>
    </style:style>
    <style:style style:name="T13" style:family="text">
      <style:text-properties fo:color="#ff0000" loext:opacity="100%" style:font-name="Ｍ" fo:font-size="8pt" style:font-name-asian="Ｍ" style:font-size-asian="8pt" style:font-name-complex="Ｍ" style:font-size-complex="8pt"/>
    </style:style>
    <style:style style:name="T14" style:family="text">
      <style:text-properties fo:color="#ff0000" loext:opacity="100%" style:font-name="Ｍ" fo:font-size="6pt" style:font-name-asian="Ｍ" style:font-size-asian="6pt" style:font-name-complex="Ｍ" style:font-size-complex="6pt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Ｍ" fo:font-size="6pt" fo:font-style="normal" fo:text-shadow="none" style:text-underline-style="none" fo:font-weight="normal" style:letter-kerning="true" style:font-name-asian="Ｍ" style:font-size-asian="6pt" style:font-style-asian="normal" style:font-weight-asian="normal" style:font-name-complex="Ｍ" style:font-size-complex="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HGGothicM1" fo:font-size="6pt" fo:font-style="normal" fo:text-shadow="none" style:text-underline-style="none" fo:font-weight="normal" style:letter-kerning="true" style:font-name-asian="HGGothicM1" style:font-size-asian="6pt" style:font-style-asian="normal" style:font-weight-asian="normal" style:font-name-complex="HGGothicM1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D050_SPF_CMM_001" draw:style-name="dp1" draw:master-page-name="PM0">
        <draw:g>
          <draw:g>
            <draw:path draw:style-name="gr1" draw:text-style-name="P1" draw:layer="layout" svg:width="1.733cm" svg:height="1.4cm" svg:x="8.162cm" svg:y="9.25cm" svg:viewBox="0 0 1734 1401" svg:d="M0 216v969c0 38 40 75 116 108s186 60 318 79c131 19 281 29 433 29s302-10 434-29c131-19 241-46 317-79s116-70 116-108v-969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4cm" svg:x="8.162cm" svg:y="9.25cm" svg:viewBox="0 0 1734 1401" svg:d="M0 216v969c0 38 40 75 116 108s186 60 318 79c131 19 281 29 433 29s302-10 434-29c131-19 241-46 317-79s116-70 116-108v-969c0-38-40-75-116-108s-186-60-318-79c-131-19-281-29-433-29s-302 10-434 29c-131 19-241 46-317 79s-116 70-116 108zM0 216c0 38 40 76 116 109 76 32 186 60 318 79 131 19 281 29 433 29s302-10 434-29c131-19 241-47 317-79 76-33 116-71 116-109">
              <text:p/>
            </draw:path>
          </draw:g>
          <draw:frame draw:style-name="gr3" draw:text-style-name="P4" draw:layer="layout" svg:width="1.733cm" svg:height="0.75cm" svg:x="8.162cm" svg:y="9.683cm">
            <draw:text-box>
              <text:p text:style-name="P3"><text:span text:style-name="T1">参照タイプ</text:span></text:p>
            </draw:text-box>
          </draw:frame>
        </draw:g>
        <draw:frame draw:style-name="gr4" draw:text-style-name="P6" draw:layer="layout" svg:width="2.54cm" svg:height="0.79cm" svg:x="0.476cm" svg:y="25.578cm">
          <draw:text-box>
            <text:p text:style-name="P5"><text:span text:style-name="T2">凡例</text:span><text:span text:style-name="T2">:</text:span></text:p>
          </draw:text-box>
        </draw:frame>
        <draw:frame draw:style-name="gr5" draw:text-style-name="P6" draw:layer="layout" svg:width="11.591cm" svg:height="0.635cm" svg:x="1.213cm" svg:y="28.43cm">
          <draw:text-box>
            <text:p text:style-name="P5"><text:span text:style-name="T3">MD050_SPF_CMM_006_</text:span><text:span text:style-name="T3">各種マスタＩＦ</text:span><text:span text:style-name="T3">.vsd</text:span></text:p>
          </draw:text-box>
        </draw:frame>
        <draw:g>
          <draw:polygon draw:style-name="gr2" draw:text-style-name="P2" draw:layer="layout" svg:width="13.152cm" svg:height="0.953cm" svg:x="9.866cm" svg:y="0.807cm" svg:viewBox="0 0 13153 954" draw:points="0,954 13153,954 13153,0 0,0">
            <text:p/>
          </draw:polygon>
          <draw:frame draw:style-name="gr6" draw:text-style-name="P6" draw:layer="layout" svg:width="13.152cm" svg:height="0.953cm" svg:x="9.866cm" svg:y="0.807cm">
            <draw:text-box>
              <text:p text:style-name="P5"><text:span text:style-name="T4">説明</text:span><text:span text:style-name="T4">: </text:span><text:span text:style-name="T4">その他マスタ管理の流れ</text:span></text:p>
            </draw:text-box>
          </draw:frame>
        </draw:g>
        <draw:g>
          <draw:polygon draw:style-name="gr2" draw:text-style-name="P2" draw:layer="layout" svg:width="8.599cm" svg:height="0.953cm" svg:x="1.27cm" svg:y="0.807cm" svg:viewBox="0 0 8600 954" draw:points="0,954 8600,954 8600,0 0,0">
            <text:p/>
          </draw:polygon>
          <draw:frame draw:style-name="gr6" draw:text-style-name="P6" draw:layer="layout" svg:width="8.599cm" svg:height="0.953cm" svg:x="1.27cm" svg:y="0.807cm">
            <draw:text-box>
              <text:p text:style-name="P5"><text:span text:style-name="T4">MD050_SPF_CMM_006</text:span><text:span text:style-name="T4">　各種マスタＩＦ</text:span></text:p>
            </draw:text-box>
          </draw:frame>
        </draw:g>
        <draw:frame draw:style-name="gr5" draw:text-style-name="P6" draw:layer="layout" svg:width="3.971cm" svg:height="0.635cm" svg:x="37.304cm" svg:y="28.43cm">
          <draw:text-box>
            <text:p text:style-name="P7"><text:span text:style-name="T3">1 / 1</text:span></text:p>
          </draw:text-box>
        </draw:frame>
        <draw:g>
          <draw:g>
            <draw:polygon draw:style-name="gr7" draw:text-style-name="P1" draw:layer="layout" svg:width="1.588cm" svg:height="1.175cm" svg:x="4.207cm" svg:y="26.655cm" svg:viewBox="0 0 1589 1176" draw:points="0,0 0,1176 794,858 1589,1176 1589,0">
              <text:p/>
            </draw:polygon>
            <draw:polygon draw:style-name="gr8" draw:text-style-name="P2" draw:layer="layout" svg:width="1.588cm" svg:height="1.175cm" svg:x="4.207cm" svg:y="26.655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207cm" svg:y="26.359cm">
          <draw:text-box>
            <text:p/>
          </draw:text-box>
        </draw:frame>
        <draw:frame draw:style-name="gr10" draw:text-style-name="P2" draw:layer="layout" svg:width="1.588cm" svg:height="1.214cm" svg:x="4.842cm" svg:y="27.136cm">
          <draw:text-box>
            <text:p/>
          </draw:text-box>
        </draw:frame>
        <draw:frame draw:style-name="gr11" draw:text-style-name="P6" draw:layer="layout" svg:width="1.588cm" svg:height="0.677cm" svg:x="4.207cm" svg:y="26.994cm">
          <draw:text-box>
            <text:p text:style-name="P3"><text:span text:style-name="T1">帳票名称</text:span></text:p>
          </draw:text-box>
        </draw:frame>
        <draw:g>
          <draw:g>
            <draw:path draw:style-name="gr12" draw:text-style-name="P8" draw:layer="layout" svg:width="1.767cm" svg:height="0.615cm" svg:x="4.911cm" svg:y="27.659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4.911cm" svg:y="27.659cm" svg:viewBox="0 0 1768 616" svg:d="M76 616h1616c51 0 76-26 76-77v-463c0-51-25-76-76-76h-1616c-51 0-76 25-76 76v463c0 51 25 77 76 77z">
              <text:p/>
            </draw:path>
          </draw:g>
          <draw:frame draw:style-name="gr13" draw:text-style-name="P6" draw:layer="layout" svg:width="1.767cm" svg:height="1.045cm" svg:x="4.911cm" svg:y="27.444cm">
            <draw:text-box>
              <text:p text:style-name="P5"><text:span text:style-name="T1">BP080_</text:span><text:span text:style-name="T1">システムプロセスステップ</text:span></text:p>
            </draw:text-box>
          </draw:frame>
        </draw:g>
        <draw:g>
          <draw:polygon draw:style-name="gr14" draw:text-style-name="P2" draw:layer="layout" svg:width="39.292cm" svg:height="23.499cm" svg:x="1.332cm" svg:y="2.25cm" svg:viewBox="0 0 39293 23500" draw:points="0,23500 39293,23500 39293,0 0,0">
            <text:p/>
          </draw:polygon>
          <draw:frame draw:style-name="gr15" draw:text-style-name="P2" draw:layer="layout" svg:width="39.292cm" svg:height="23.498cm" svg:x="1.332cm" svg:y="2.25cm">
            <draw:text-box>
              <text:p/>
            </draw:text-box>
          </draw:frame>
        </draw:g>
        <draw:g>
          <draw:g>
            <draw:polygon draw:style-name="gr7" draw:text-style-name="P1" draw:layer="layout" svg:width="2.442cm" svg:height="1.127cm" svg:x="12.127cm" svg:y="26.645cm" svg:viewBox="0 0 2443 1128" draw:points="0,1128 1879,1128 2443,0 563,0">
              <text:p/>
            </draw:polygon>
            <draw:polygon draw:style-name="gr8" draw:text-style-name="P2" draw:layer="layout" svg:width="2.442cm" svg:height="1.127cm" svg:x="12.127cm" svg:y="26.645cm" svg:viewBox="0 0 2443 1128" draw:points="0,1128 1879,1128 2443,0 563,0">
              <text:p/>
            </draw:polygon>
          </draw:g>
          <draw:frame draw:style-name="gr16" draw:text-style-name="P6" draw:layer="layout" svg:width="1.252cm" svg:height="1.127cm" svg:x="12.722cm" svg:y="26.645cm">
            <draw:text-box>
              <text:p text:style-name="P3"><text:span text:style-name="T1">データ</text:span></text:p>
              <text:p text:style-name="P3"><text:span text:style-name="T1">ファイル名</text:span></text:p>
            </draw:text-box>
          </draw:frame>
        </draw:g>
        <draw:g>
          <draw:g>
            <draw:polygon draw:style-name="gr7" draw:text-style-name="P1" draw:layer="layout" svg:width="1.588cm" svg:height="1.016cm" svg:x="6.834cm" svg:y="26.595cm" svg:viewBox="0 0 1589 1017" draw:points="158,0 0,158 0,859 158,1017 1430,1017 1589,859 1589,158 1430,0">
              <text:p/>
            </draw:polygon>
            <draw:polygon draw:style-name="gr8" draw:text-style-name="P2" draw:layer="layout" svg:width="1.588cm" svg:height="1.016cm" svg:x="6.834cm" svg:y="26.595cm" svg:viewBox="0 0 1589 1017" draw:points="158,0 0,158 0,859 158,1017 1430,1017 1589,859 1589,158 1430,0">
              <text:p/>
            </draw:polygon>
          </draw:g>
        </draw:g>
        <draw:frame draw:style-name="gr9" draw:text-style-name="P2" draw:layer="layout" svg:width="1.588cm" svg:height="0.932cm" svg:x="6.834cm" svg:y="26.299cm">
          <draw:text-box>
            <text:p/>
          </draw:text-box>
        </draw:frame>
        <draw:frame draw:style-name="gr10" draw:text-style-name="P2" draw:layer="layout" svg:width="1.588cm" svg:height="1.214cm" svg:x="7.469cm" svg:y="27.076cm">
          <draw:text-box>
            <text:p/>
          </draw:text-box>
        </draw:frame>
        <draw:frame draw:style-name="gr11" draw:text-style-name="P6" draw:layer="layout" svg:width="1.588cm" svg:height="0.677cm" svg:x="6.834cm" svg:y="26.934cm">
          <draw:text-box>
            <text:p text:style-name="P3"><text:span text:style-name="T1">バッチ名称</text:span></text:p>
          </draw:text-box>
        </draw:frame>
        <draw:g>
          <draw:g>
            <draw:path draw:style-name="gr12" draw:text-style-name="P8" draw:layer="layout" svg:width="1.767cm" svg:height="0.615cm" svg:x="7.538cm" svg:y="27.599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538cm" svg:y="27.599cm" svg:viewBox="0 0 1768 616" svg:d="M76 616h1616c51 0 76-26 76-77v-463c0-51-25-76-76-76h-1616c-51 0-76 25-76 76v463c0 51 25 77 76 77z">
              <text:p/>
            </draw:path>
          </draw:g>
          <draw:frame draw:style-name="gr13" draw:text-style-name="P6" draw:layer="layout" svg:width="1.767cm" svg:height="1.045cm" svg:x="7.538cm" svg:y="27.384cm">
            <draw:text-box>
              <text:p text:style-name="P5"><text:span text:style-name="T1">BP080_</text:span><text:span text:style-name="T1">システムプロセスステップ</text:span></text:p>
            </draw:text-box>
          </draw:frame>
        </draw:g>
        <draw:g>
          <draw:g>
            <draw:path draw:style-name="gr7" draw:text-style-name="P1" draw:layer="layout" svg:width="1.733cm" svg:height="1.399cm" svg:x="9.79cm" svg:y="26.4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79cm" svg:y="26.4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7" draw:text-style-name="P6" draw:layer="layout" svg:width="1.733cm" svg:height="0.75cm" svg:x="9.79cm" svg:y="26.911cm">
            <draw:text-box>
              <text:p text:style-name="P3"><text:span text:style-name="T1">テーブル名称</text:span></text:p>
            </draw:text-box>
          </draw:frame>
        </draw:g>
        <draw:g>
          <draw:polygon draw:style-name="gr7" draw:text-style-name="P1" draw:layer="layout" svg:width="1.283cm" svg:height="1.283cm" svg:x="1.455cm" svg:y="26.687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455cm" svg:y="26.687cm" svg:viewBox="0 0 1284 1284" svg:d="M280 843h-280v441h1284v-441h-281v-61h120v-782h-963v782h120zM280 843h723M280 782h723">
            <text:p/>
          </draw:path>
        </draw:g>
        <draw:g>
          <draw:path draw:style-name="gr7" draw:text-style-name="P1" draw:layer="layout" svg:width="0.521cm" svg:height="0.361cm" svg:x="2.117cm" svg:y="27.569cm" svg:viewBox="0 0 522 362" svg:d="M0 362h422v-362h-422zM462 60h60v-60h-60z">
            <text:p/>
          </draw:path>
          <draw:path draw:style-name="gr8" draw:text-style-name="P2" draw:layer="layout" svg:width="0.521cm" svg:height="0.361cm" svg:x="2.117cm" svg:y="27.569cm" svg:viewBox="0 0 522 362" svg:d="M0 362h422v-362h-422zM0 121h422M0 241h422M20 181h382M240 221h121v-80h-121zM462 60h60v-60h-60z">
            <text:p/>
          </draw:path>
        </draw:g>
        <draw:g>
          <draw:path draw:style-name="gr18" draw:text-style-name="P9" draw:layer="layout" svg:width="1.203cm" svg:height="0.862cm" svg:x="1.495cm" svg:y="26.7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495cm" svg:y="26.7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9" draw:text-style-name="P6" draw:layer="layout" svg:width="2.117cm" svg:height="0.537cm" svg:x="1.039cm" svg:y="27.97cm">
          <draw:text-box>
            <text:p text:style-name="P3"><text:span text:style-name="T5">画面名称</text:span></text:p>
          </draw:text-box>
        </draw:frame>
        <draw:g>
          <draw:g>
            <draw:path draw:style-name="gr12" draw:text-style-name="P8" draw:layer="layout" svg:width="1.767cm" svg:height="0.615cm" svg:x="2.17cm" svg:y="27.39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17cm" svg:y="27.395cm" svg:viewBox="0 0 1768 616" svg:d="M76 616h1616c51 0 76-26 76-77v-463c0-51-25-76-76-76h-1616c-51 0-76 25-76 76v463c0 51 25 77 76 77z">
              <text:p/>
            </draw:path>
          </draw:g>
          <draw:frame draw:style-name="gr13" draw:text-style-name="P6" draw:layer="layout" svg:width="1.767cm" svg:height="1.045cm" svg:x="2.17cm" svg:y="27.18cm">
            <draw:text-box>
              <text:p text:style-name="P5"><text:span text:style-name="T1">BP080_</text:span><text:span text:style-name="T1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606cm" svg:y="0.807cm" svg:viewBox="0 0 2144 954" draw:points="0,954 2144,954 2144,0 0,0">
            <text:p/>
          </draw:polygon>
          <draw:frame draw:style-name="gr6" draw:text-style-name="P6" draw:layer="layout" svg:width="2.143cm" svg:height="0.953cm" svg:x="24.606cm" svg:y="0.807cm">
            <draw:text-box>
              <text:p text:style-name="P5"><text:span text:style-name="T4">2008/07/10</text:span></text:p>
            </draw:text-box>
          </draw:frame>
        </draw:g>
        <draw:g>
          <draw:polygon draw:style-name="gr2" draw:text-style-name="P2" draw:layer="layout" svg:width="1.59cm" svg:height="0.953cm" svg:x="23.019cm" svg:y="0.807cm" svg:viewBox="0 0 1591 954" draw:points="0,954 1591,954 1591,0 0,0">
            <text:p/>
          </draw:polygon>
          <draw:frame draw:style-name="gr6" draw:text-style-name="P6" draw:layer="layout" svg:width="1.59cm" svg:height="0.953cm" svg:x="23.019cm" svg:y="0.807cm">
            <draw:text-box>
              <text:p text:style-name="P5"><text:span text:style-name="T4">作成日</text:span></text:p>
            </draw:text-box>
          </draw:frame>
        </draw:g>
        <draw:g>
          <draw:polygon draw:style-name="gr2" draw:text-style-name="P2" draw:layer="layout" svg:width="2.064cm" svg:height="0.953cm" svg:x="31.988cm" svg:y="0.807cm" svg:viewBox="0 0 2065 954" draw:points="0,954 2065,954 2065,0 0,0">
            <text:p/>
          </draw:polygon>
          <draw:frame draw:style-name="gr6" draw:text-style-name="P10" draw:layer="layout" svg:width="2.064cm" svg:height="0.953cm" svg:x="31.988cm" svg:y="0.807cm">
            <draw:text-box>
              <text:p text:style-name="P5"><text:span text:style-name="T6">2022/08/03</text:span></text:p>
            </draw:text-box>
          </draw:frame>
        </draw:g>
        <draw:g>
          <draw:polygon draw:style-name="gr2" draw:text-style-name="P2" draw:layer="layout" svg:width="1.429cm" svg:height="0.953cm" svg:x="30.559cm" svg:y="0.807cm" svg:viewBox="0 0 1430 954" draw:points="0,954 1430,954 1430,0 0,0">
            <text:p/>
          </draw:polygon>
          <draw:frame draw:style-name="gr6" draw:text-style-name="P6" draw:layer="layout" svg:width="1.429cm" svg:height="0.953cm" svg:x="30.559cm" svg:y="0.807cm">
            <draw:text-box>
              <text:p text:style-name="P5"><text:span text:style-name="T4">更新日</text:span></text:p>
            </draw:text-box>
          </draw:frame>
        </draw:g>
        <draw:g>
          <draw:polygon draw:style-name="gr2" draw:text-style-name="P2" draw:layer="layout" svg:width="2.143cm" svg:height="0.953cm" svg:x="35.56cm" svg:y="0.807cm" svg:viewBox="0 0 2144 954" draw:points="0,954 2144,954 2144,0 0,0">
            <text:p/>
          </draw:polygon>
          <draw:frame draw:style-name="gr6" draw:text-style-name="P10" draw:layer="layout" svg:width="2.143cm" svg:height="0.953cm" svg:x="35.56cm" svg:y="0.807cm">
            <draw:text-box>
              <text:p text:style-name="P5"><text:span text:style-name="T6">SCSK </text:span><text:span text:style-name="T6">鈴木</text:span></text:p>
            </draw:text-box>
          </draw:frame>
        </draw:g>
        <draw:g>
          <draw:polygon draw:style-name="gr2" draw:text-style-name="P2" draw:layer="layout" svg:width="1.508cm" svg:height="0.953cm" svg:x="34.052cm" svg:y="0.807cm" svg:viewBox="0 0 1509 954" draw:points="0,954 1509,954 1509,0 0,0">
            <text:p/>
          </draw:polygon>
          <draw:frame draw:style-name="gr6" draw:text-style-name="P6" draw:layer="layout" svg:width="1.508cm" svg:height="0.953cm" svg:x="34.052cm" svg:y="0.807cm">
            <draw:text-box>
              <text:p text:style-name="P5"><text:span text:style-name="T4">更新者</text:span></text:p>
            </draw:text-box>
          </draw:frame>
        </draw:g>
        <draw:g>
          <draw:polygon draw:style-name="gr2" draw:text-style-name="P2" draw:layer="layout" svg:width="2.223cm" svg:height="0.953cm" svg:x="28.337cm" svg:y="0.807cm" svg:viewBox="0 0 2224 954" draw:points="0,954 2224,954 2224,0 0,0">
            <text:p/>
          </draw:polygon>
          <draw:frame draw:style-name="gr6" draw:text-style-name="P6" draw:layer="layout" svg:width="2.223cm" svg:height="0.953cm" svg:x="28.337cm" svg:y="0.807cm">
            <draw:text-box>
              <text:p text:style-name="P5"><text:span text:style-name="T4">SCS </text:span><text:span text:style-name="T4">奥山</text:span></text:p>
            </draw:text-box>
          </draw:frame>
        </draw:g>
        <draw:g>
          <draw:polygon draw:style-name="gr2" draw:text-style-name="P2" draw:layer="layout" svg:width="1.588cm" svg:height="0.953cm" svg:x="26.749cm" svg:y="0.807cm" svg:viewBox="0 0 1589 954" draw:points="0,954 1589,954 1589,0 0,0">
            <text:p/>
          </draw:polygon>
          <draw:frame draw:style-name="gr6" draw:text-style-name="P6" draw:layer="layout" svg:width="1.588cm" svg:height="0.953cm" svg:x="26.749cm" svg:y="0.807cm">
            <draw:text-box>
              <text:p text:style-name="P5"><text:span text:style-name="T4">作成者</text:span></text:p>
            </draw:text-box>
          </draw:frame>
        </draw:g>
        <draw:g>
          <draw:polygon draw:style-name="gr2" draw:text-style-name="P2" draw:layer="layout" svg:width="1.866cm" svg:height="0.953cm" svg:x="38.735cm" svg:y="0.807cm" svg:viewBox="0 0 1867 954" draw:points="0,954 1867,954 1867,0 0,0">
            <text:p/>
          </draw:polygon>
          <draw:frame draw:style-name="gr6" draw:text-style-name="P10" draw:layer="layout" svg:width="1.866cm" svg:height="0.953cm" svg:x="38.735cm" svg:y="0.807cm">
            <draw:text-box>
              <text:p text:style-name="P5"><text:span text:style-name="T6">Issue1.3</text:span></text:p>
            </draw:text-box>
          </draw:frame>
        </draw:g>
        <draw:g>
          <draw:polygon draw:style-name="gr2" draw:text-style-name="P2" draw:layer="layout" svg:width="1.032cm" svg:height="0.953cm" svg:x="37.703cm" svg:y="0.807cm" svg:viewBox="0 0 1033 954" draw:points="0,954 1033,954 1033,0 0,0">
            <text:p/>
          </draw:polygon>
          <draw:frame draw:style-name="gr6" draw:text-style-name="P6" draw:layer="layout" svg:width="1.032cm" svg:height="0.953cm" svg:x="37.703cm" svg:y="0.807cm">
            <draw:text-box>
              <text:p text:style-name="P5"><text:span text:style-name="T4">Ver.</text:span></text:p>
            </draw:text-box>
          </draw:frame>
        </draw:g>
        <draw:g>
          <draw:g>
            <draw:path draw:style-name="gr7" draw:text-style-name="P1" draw:layer="layout" svg:width="0.976cm" svg:height="0.976cm" svg:x="15.24cm" svg:y="26.6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24cm" svg:y="26.6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6" draw:layer="layout" svg:width="0.976cm" svg:height="0.976cm" svg:x="15.24cm" svg:y="26.69cm">
            <draw:text-box>
              <text:p text:style-name="P3"><text:span text:style-name="T1">番号</text:span></text:p>
            </draw:text-box>
          </draw:frame>
        </draw:g>
        <draw:frame draw:style-name="gr19" draw:text-style-name="P6" draw:layer="layout" svg:width="10.358cm" svg:height="0.537cm" svg:x="16.435cm" svg:y="28.605cm">
          <draw:text-box>
            <text:p text:style-name="P3"><text:span text:style-name="T1">CONFIDENTIAL</text:span><text:span text:style-name="T1">　株式会社伊藤園　</text:span><text:span text:style-name="T1">SCSK</text:span><text:span text:style-name="T1">株式会社</text:span></text:p>
          </draw:text-box>
        </draw:frame>
        <draw:frame draw:style-name="gr19" draw:text-style-name="P6" draw:layer="layout" svg:width="10.358cm" svg:height="0.537cm" svg:x="16.351cm" svg:y="28.896cm">
          <draw:text-box>
            <text:p text:style-name="P3"><text:span text:style-name="T1">Copyright © <text:s/>2022, SCSK Corporation All rights reserved.</text:span></text:p>
          </draw:text-box>
        </draw:frame>
        <draw:g>
          <draw:g>
            <draw:path draw:style-name="gr7" draw:text-style-name="P1" draw:layer="layout" svg:width="2.226cm" svg:height="1.887cm" svg:x="16.748cm" svg:y="26.2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748cm" svg:y="26.2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1" draw:text-style-name="P6" draw:layer="layout" svg:width="2.223cm" svg:height="1.883cm" svg:x="16.748cm" svg:y="26.21cm">
            <draw:text-box>
              <text:p text:style-name="P3"><text:span text:style-name="T1">他システム名</text:span></text:p>
              <text:p text:style-name="P3"><text:span text:style-name="T1">/</text:span><text:span text:style-name="T1">他領域名</text:span></text:p>
              <text:p text:style-name="P3"><text:span text:style-name="T1">(INBOUND</text:span><text:span text:style-name="T1">、</text:span><text:span text:style-name="T1">OUTBOUND)</text:span></text:p>
            </draw:text-box>
          </draw:frame>
        </draw:g>
        <draw:g>
          <draw:g>
            <draw:path draw:style-name="gr7" draw:text-style-name="P1" draw:layer="layout" svg:width="2.117cm" svg:height="0.794cm" svg:x="19.553cm" svg:y="26.7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553cm" svg:y="26.7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2" draw:text-style-name="P6" draw:layer="layout" svg:width="2.117cm" svg:height="0.794cm" svg:x="19.553cm" svg:y="26.766cm">
            <draw:text-box>
              <text:p text:style-name="P3"><text:span text:style-name="T1">START/END</text:span></text:p>
            </draw:text-box>
          </draw:frame>
        </draw:g>
        <draw:g>
          <draw:polygon draw:style-name="gr23" draw:text-style-name="P2" draw:layer="layout" svg:width="14.526cm" svg:height="3.423cm" svg:x="1.877cm" svg:y="2.826cm" svg:viewBox="0 0 14527 3424" draw:points="0,3424 14527,3424 14527,0 0,0">
            <text:p/>
          </draw:polygon>
          <draw:frame draw:style-name="gr24" draw:text-style-name="P11" draw:layer="layout" svg:width="14.526cm" svg:height="3.423cm" svg:x="1.877cm" svg:y="2.826cm">
            <draw:text-box>
              <text:p text:style-name="P5"><text:span text:style-name="T7">処理概要</text:span></text:p>
              <text:p text:style-name="P5"><text:span text:style-name="T8">　</text:span><text:span text:style-name="T8">EBS</text:span><text:span text:style-name="T8">の各種マスタ情報から、外部システム</text:span><text:span text:style-name="T8">IF</text:span><text:span text:style-name="T8">用の</text:span><text:span text:style-name="T8">CSV</text:span><text:span text:style-name="T8">ファイル</text:span><text:span text:style-name="T4">(OUTBOUND)</text:span><text:span text:style-name="T8">を作成します。</text:span></text:p>
              <text:p text:style-name="P5"><text:span text:style-name="T9">　</text:span><text:span text:style-name="T9">EBS</text:span><text:span text:style-name="T9">の</text:span><text:span text:style-name="T9">AFF</text:span><text:span text:style-name="T9">値から</text:span><text:span text:style-name="T9">CSV</text:span><text:span text:style-name="T10">データを</text:span><text:span text:style-name="T9">PaaS</text:span><text:span text:style-name="T10">へ取込み、</text:span><text:span text:style-name="T9">OIC</text:span><text:span text:style-name="T10">の機能にて</text:span><text:span text:style-name="T9">ERP</text:span><text:span text:style-name="T10">標準の</text:span><text:span text:style-name="T9">AFF</text:span><text:span text:style-name="T9">値</text:span><text:span text:style-name="T10">へ取込を行い</text:span><text:span text:style-name="T11">ます。</text:span><text:span text:style-name="T8">　</text:span></text:p>
              <text:p text:style-name="P5"><text:span text:style-name="T7">システム利用者</text:span></text:p>
              <text:p text:style-name="P5"><text:span text:style-name="T8"><text:s/></text:span><text:span text:style-name="T8">なし</text:span></text:p>
              <text:p text:style-name="P5"><text:span text:style-name="T7">処理タイミング、その他</text:span></text:p>
              <text:p text:style-name="P5"><text:span text:style-name="T8">　外部システム</text:span><text:span text:style-name="T8">IF</text:span><text:span text:style-name="T8">用のファイル出力は、日次夜間のバッチ処理にて稼動します。</text:span></text:p>
              <text:p text:style-name="P5"><text:span text:style-name="T9">　</text:span><text:span text:style-name="T9">EBS</text:span><text:span text:style-name="T9">から</text:span><text:span text:style-name="T9">ERP</text:span><text:span text:style-name="T10">標準への連携は、日次日中・夜間のバッチ処理で行います。</text:span><text:span text:style-name="T8">　</text:span></text:p>
            </draw:text-box>
          </draw:frame>
        </draw:g>
        <draw:g>
          <draw:g>
            <draw:polygon draw:style-name="gr7" draw:text-style-name="P1" draw:layer="layout" svg:width="2.54cm" svg:height="1.978cm" svg:x="11.033cm" svg:y="6.348cm" svg:viewBox="0 0 2541 1979" draw:points="158,0 0,158 0,1821 158,1979 2382,1979 2541,1821 2541,158 2382,0">
              <text:p/>
            </draw:polygon>
            <draw:polygon draw:style-name="gr8" draw:text-style-name="P2" draw:layer="layout" svg:width="2.54cm" svg:height="1.978cm" svg:x="11.033cm" svg:y="6.348cm" svg:viewBox="0 0 2541 1979" draw:points="158,0 0,158 0,1821 158,1979 2382,1979 2541,1821 2541,158 2382,0">
              <text:p/>
            </draw:polygon>
          </draw:g>
        </draw:g>
        <draw:frame draw:style-name="gr25" draw:text-style-name="P6" draw:layer="layout" svg:width="2.54cm" svg:height="0.341cm" svg:x="11.033cm" svg:y="6.419cm">
          <draw:text-box>
            <text:p text:style-name="P5"><text:span text:style-name="T3">CMM_006_A01</text:span></text:p>
          </draw:text-box>
        </draw:frame>
        <draw:g>
          <draw:g>
            <draw:path draw:style-name="gr12" draw:text-style-name="P8" draw:layer="layout" svg:width="3.22cm" svg:height="0.516cm" svg:x="11.814cm" svg:y="8.03cm" svg:viewBox="0 0 3221 517" svg:d="M101 517h3018c68 0 102-34 102-102v-314c0-67-34-101-102-101h-3018c-67 0-101 34-101 101v314c0 68 34 102 101 102z">
              <text:p/>
            </draw:path>
            <draw:path draw:style-name="gr8" draw:text-style-name="P2" draw:layer="layout" svg:width="3.22cm" svg:height="0.516cm" svg:x="11.814cm" svg:y="8.03cm" svg:viewBox="0 0 3221 517" svg:d="M101 517h3018c68 0 102-34 102-102v-314c0-67-34-101-102-101h-3018c-67 0-101 34-101 101v314c0 68 34 102 101 102z">
              <text:p/>
            </draw:path>
          </draw:g>
          <draw:frame draw:style-name="gr26" draw:text-style-name="P6" draw:layer="layout" svg:width="3.22cm" svg:height="0.791cm" svg:x="11.814cm" svg:y="7.893cm">
            <draw:text-box>
              <text:p text:style-name="P5"><text:span text:style-name="T1">【自動】倉庫マスタ</text:span><text:span text:style-name="T1">IF</text:span><text:span text:style-name="T1">出力（</text:span><text:span text:style-name="T1">HHT</text:span><text:span text:style-name="T1">）</text:span></text:p>
            </draw:text-box>
          </draw:frame>
        </draw:g>
        <draw:frame draw:style-name="gr27" draw:text-style-name="P6" draw:layer="layout" svg:width="2.54cm" svg:height="1.566cm" svg:x="11.033cm" svg:y="6.759cm">
          <draw:text-box>
            <text:p text:style-name="P3"><text:span text:style-name="T3">【自動】</text:span></text:p>
            <text:p text:style-name="P3"><text:span text:style-name="T3">倉庫マスタ</text:span><text:span text:style-name="T3">IF</text:span><text:span text:style-name="T3">出力（</text:span><text:span text:style-name="T3">HHT</text:span><text:span text:style-name="T3">）</text:span></text:p>
          </draw:text-box>
        </draw:frame>
        <draw:g>
          <draw:polygon draw:style-name="gr8" draw:text-style-name="P2" draw:layer="layout" svg:width="2.897cm" svg:height="1.27cm" svg:x="26.345cm" svg:y="6.741cm" svg:viewBox="0 0 2898 1271" draw:points="0,1271 2263,1271 2898,0 635,0">
            <text:p/>
          </draw:polygon>
          <draw:frame draw:style-name="gr28" draw:text-style-name="P6" draw:layer="layout" svg:width="1.508cm" svg:height="1.27cm" svg:x="27.04cm" svg:y="6.741cm">
            <draw:text-box>
              <text:p text:style-name="P3"><text:span text:style-name="T3">倉庫</text:span></text:p>
              <text:p text:style-name="P3"><text:span text:style-name="T3">マスタ情報</text:span></text:p>
            </draw:text-box>
          </draw:frame>
        </draw:g>
        <draw:g>
          <draw:g>
            <draw:path draw:style-name="gr7" draw:text-style-name="P1" draw:layer="layout" svg:width="3.015cm" svg:height="1.752cm" svg:x="33.111cm" svg:y="6.467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8" draw:text-style-name="P2" draw:layer="layout" svg:width="3.015cm" svg:height="1.752cm" svg:x="33.111cm" svg:y="6.467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29" draw:text-style-name="P6" draw:layer="layout" svg:width="3.005cm" svg:height="1.749cm" svg:x="33.111cm" svg:y="6.467cm">
            <draw:text-box>
              <text:p text:style-name="P3"><text:span text:style-name="T3">ＨＨＴシステム</text:span></text:p>
              <text:p text:style-name="P3"><text:span text:style-name="T3">（</text:span><text:span text:style-name="T3">OUTBOUND</text:span><text:span text:style-name="T3">）</text:span></text:p>
            </draw:text-box>
          </draw:frame>
        </draw:g>
        <draw:line draw:style-name="gr30" draw:text-style-name="P2" draw:layer="layout" svg:x1="13.573cm" svg:y1="7.373cm" svg:x2="26.663cm" svg:y2="7.377cm">
          <text:p/>
        </draw:line>
        <draw:path draw:style-name="gr30" draw:text-style-name="P2" draw:layer="layout" svg:width="4.339cm" svg:height="0.034cm" svg:x="28.925cm" svg:y="7.342cm" svg:viewBox="0 0 4340 35" svg:d="M0 35h459c12 0 17-6 17-17 0-12 6-18 17-18h3847">
          <text:p/>
        </draw:path>
        <draw:g>
          <draw:g>
            <draw:polygon draw:style-name="gr7" draw:text-style-name="P1" draw:layer="layout" svg:width="2.54cm" svg:height="1.978cm" svg:x="15.115cm" svg:y="10.207cm" svg:viewBox="0 0 2541 1979" draw:points="158,0 0,158 0,1821 158,1979 2382,1979 2541,1821 2541,158 2382,0">
              <text:p/>
            </draw:polygon>
            <draw:polygon draw:style-name="gr8" draw:text-style-name="P2" draw:layer="layout" svg:width="2.54cm" svg:height="1.978cm" svg:x="15.115cm" svg:y="10.207cm" svg:viewBox="0 0 2541 1979" draw:points="158,0 0,158 0,1821 158,1979 2382,1979 2541,1821 2541,158 2382,0">
              <text:p/>
            </draw:polygon>
          </draw:g>
        </draw:g>
        <draw:frame draw:style-name="gr25" draw:text-style-name="P6" draw:layer="layout" svg:width="2.54cm" svg:height="0.341cm" svg:x="15.115cm" svg:y="10.279cm">
          <draw:text-box>
            <text:p text:style-name="P5"><text:span text:style-name="T3">CMM_006_A02</text:span></text:p>
          </draw:text-box>
        </draw:frame>
        <draw:g>
          <draw:g>
            <draw:path draw:style-name="gr12" draw:text-style-name="P8" draw:layer="layout" svg:width="3.22cm" svg:height="0.516cm" svg:x="15.896cm" svg:y="11.89cm" svg:viewBox="0 0 3221 517" svg:d="M101 517h3018c68 0 102-34 102-102v-314c0-67-34-101-102-101h-3018c-67 0-101 34-101 101v314c0 68 34 102 101 102z">
              <text:p/>
            </draw:path>
            <draw:path draw:style-name="gr8" draw:text-style-name="P2" draw:layer="layout" svg:width="3.22cm" svg:height="0.516cm" svg:x="15.896cm" svg:y="11.89cm" svg:viewBox="0 0 3221 517" svg:d="M101 517h3018c68 0 102-34 102-102v-314c0-67-34-101-102-101h-3018c-67 0-101 34-101 101v314c0 68 34 102 101 102z">
              <text:p/>
            </draw:path>
          </draw:g>
          <draw:frame draw:style-name="gr26" draw:text-style-name="P6" draw:layer="layout" svg:width="3.22cm" svg:height="0.791cm" svg:x="15.896cm" svg:y="11.753cm">
            <draw:text-box>
              <text:p text:style-name="P5"><text:span text:style-name="T1">【自動】管理マスタ</text:span><text:span text:style-name="T1">IF</text:span><text:span text:style-name="T1">出力（</text:span><text:span text:style-name="T1">HHT</text:span><text:span text:style-name="T1">）</text:span></text:p>
            </draw:text-box>
          </draw:frame>
        </draw:g>
        <draw:frame draw:style-name="gr27" draw:text-style-name="P6" draw:layer="layout" svg:width="2.54cm" svg:height="1.566cm" svg:x="15.115cm" svg:y="10.618cm">
          <draw:text-box>
            <text:p text:style-name="P3"><text:span text:style-name="T3">【自動】</text:span></text:p>
            <text:p text:style-name="P3"><text:span text:style-name="T3">管理マスタ</text:span><text:span text:style-name="T3">IF</text:span><text:span text:style-name="T3">出力（</text:span><text:span text:style-name="T3">HHT</text:span><text:span text:style-name="T3">）</text:span></text:p>
          </draw:text-box>
        </draw:frame>
        <draw:frame draw:style-name="gr31" draw:text-style-name="P6" draw:layer="layout" svg:width="4.048cm" svg:height="1.163cm" svg:x="14.605cm" svg:y="12.316cm">
          <draw:text-box>
            <text:p text:style-name="P5"><text:span text:style-name="T3">・</text:span><text:span text:style-name="T3">EBS</text:span><text:span text:style-name="T3">より</text:span><text:span text:style-name="T3">HHT</text:span><text:span text:style-name="T3">システム連携用の</text:span><text:span text:style-name="T3">IF</text:span><text:span text:style-name="T3">ファイル（</text:span><text:span text:style-name="T3">CSV</text:span><text:span text:style-name="T3">）を作成する。</text:span></text:p>
          </draw:text-box>
        </draw:frame>
        <draw:g>
          <draw:polygon draw:style-name="gr8" draw:text-style-name="P2" draw:layer="layout" svg:width="2.897cm" svg:height="1.27cm" svg:x="26.345cm" svg:y="10.597cm" svg:viewBox="0 0 2898 1271" draw:points="0,1271 2263,1271 2898,0 635,0">
            <text:p/>
          </draw:polygon>
          <draw:frame draw:style-name="gr28" draw:text-style-name="P6" draw:layer="layout" svg:width="1.508cm" svg:height="1.27cm" svg:x="27.04cm" svg:y="10.597cm">
            <draw:text-box>
              <text:p text:style-name="P3"><text:span text:style-name="T3">管理</text:span></text:p>
              <text:p text:style-name="P3"><text:span text:style-name="T3">マスタ情報</text:span></text:p>
            </draw:text-box>
          </draw:frame>
        </draw:g>
        <draw:line draw:style-name="gr30" draw:text-style-name="P2" draw:layer="layout" svg:x1="17.655cm" svg:y1="11.232cm" svg:x2="26.662cm" svg:y2="11.232cm">
          <text:p/>
        </draw:line>
        <draw:line draw:style-name="gr30" draw:text-style-name="P2" draw:layer="layout" svg:x1="35.856cm" svg:y1="7.342cm" svg:x2="37.193cm" svg:y2="7.344cm">
          <text:p/>
        </draw:line>
        <draw:g>
          <draw:g>
            <draw:polygon draw:style-name="gr7" draw:text-style-name="P1" draw:layer="layout" svg:width="2.54cm" svg:height="1.978cm" svg:x="11.044cm" svg:y="13.494cm" svg:viewBox="0 0 2541 1979" draw:points="158,0 0,158 0,1821 158,1979 2382,1979 2541,1821 2541,158 2382,0">
              <text:p/>
            </draw:polygon>
            <draw:polygon draw:style-name="gr8" draw:text-style-name="P2" draw:layer="layout" svg:width="2.54cm" svg:height="1.978cm" svg:x="11.044cm" svg:y="13.494cm" svg:viewBox="0 0 2541 1979" draw:points="158,0 0,158 0,1821 158,1979 2382,1979 2541,1821 2541,158 2382,0">
              <text:p/>
            </draw:polygon>
          </draw:g>
        </draw:g>
        <draw:frame draw:style-name="gr25" draw:text-style-name="P6" draw:layer="layout" svg:width="2.54cm" svg:height="0.341cm" svg:x="11.044cm" svg:y="13.566cm">
          <draw:text-box>
            <text:p text:style-name="P5"><text:span text:style-name="T3">CMM_006_A04</text:span></text:p>
          </draw:text-box>
        </draw:frame>
        <draw:g>
          <draw:g>
            <draw:path draw:style-name="gr12" draw:text-style-name="P8" draw:layer="layout" svg:width="3.778cm" svg:height="0.45cm" svg:x="11.825cm" svg:y="15.177cm" svg:viewBox="0 0 3779 451" svg:d="M101 451h3577c67 0 101-34 101-101v-249c0-67-34-101-101-101h-3577c-67 0-101 34-101 101v249c0 67 34 101 101 101z">
              <text:p/>
            </draw:path>
            <draw:path draw:style-name="gr8" draw:text-style-name="P2" draw:layer="layout" svg:width="3.778cm" svg:height="0.45cm" svg:x="11.825cm" svg:y="15.177cm" svg:viewBox="0 0 3779 451" svg:d="M101 451h3577c67 0 101-34 101-101v-249c0-67-34-101-101-101h-3577c-67 0-101 34-101 101v249c0 67 34 101 101 101z">
              <text:p/>
            </draw:path>
          </draw:g>
          <draw:frame draw:style-name="gr26" draw:text-style-name="P6" draw:layer="layout" svg:width="3.778cm" svg:height="0.791cm" svg:x="11.825cm" svg:y="15.007cm">
            <draw:text-box>
              <text:p text:style-name="P5"><text:span text:style-name="T1">【自動】稼動日カレンダ</text:span><text:span text:style-name="T1">IF</text:span><text:span text:style-name="T1">出力（情報系）</text:span></text:p>
            </draw:text-box>
          </draw:frame>
        </draw:g>
        <draw:frame draw:style-name="gr27" draw:text-style-name="P6" draw:layer="layout" svg:width="2.54cm" svg:height="1.566cm" svg:x="11.044cm" svg:y="13.906cm">
          <draw:text-box>
            <text:p text:style-name="P3"><text:span text:style-name="T3">【自動】</text:span></text:p>
            <text:p text:style-name="P3"><text:span text:style-name="T3">稼動日カレンダ</text:span></text:p>
            <text:p text:style-name="P3"><text:span text:style-name="T3">IF</text:span><text:span text:style-name="T3">出力（情報系）</text:span></text:p>
          </draw:text-box>
        </draw:frame>
        <draw:frame draw:style-name="gr31" draw:text-style-name="P6" draw:layer="layout" svg:width="4.394cm" svg:height="1.163cm" svg:x="10.614cm" svg:y="15.599cm">
          <draw:text-box>
            <text:p text:style-name="P5"><text:span text:style-name="T3">・</text:span><text:span text:style-name="T3">EBS</text:span><text:span text:style-name="T3">より情報系システム連携用の</text:span><text:span text:style-name="T3">IF</text:span><text:span text:style-name="T3">ファイル（</text:span><text:span text:style-name="T3">CSV</text:span><text:span text:style-name="T3">）を作成する。</text:span></text:p>
          </draw:text-box>
        </draw:frame>
        <draw:g>
          <draw:polygon draw:style-name="gr8" draw:text-style-name="P2" draw:layer="layout" svg:width="2.897cm" svg:height="1.27cm" svg:x="26.08cm" svg:y="13.854cm" svg:viewBox="0 0 2898 1271" draw:points="0,1271 2263,1271 2898,0 635,0">
            <text:p/>
          </draw:polygon>
          <draw:frame draw:style-name="gr28" draw:text-style-name="P6" draw:layer="layout" svg:width="1.508cm" svg:height="1.27cm" svg:x="26.775cm" svg:y="13.854cm">
            <draw:text-box>
              <text:p text:style-name="P3"><text:span text:style-name="T3">稼働日</text:span></text:p>
              <text:p text:style-name="P3"><text:span text:style-name="T3">カレンダ</text:span></text:p>
              <text:p text:style-name="P3"><text:span text:style-name="T3">情報</text:span></text:p>
            </draw:text-box>
          </draw:frame>
        </draw:g>
        <draw:g>
          <draw:g>
            <draw:path draw:style-name="gr7" draw:text-style-name="P1" draw:layer="layout" svg:width="3.015cm" svg:height="1.752cm" svg:x="33.402cm" svg:y="13.614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8" draw:text-style-name="P2" draw:layer="layout" svg:width="3.015cm" svg:height="1.752cm" svg:x="33.402cm" svg:y="13.614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29" draw:text-style-name="P6" draw:layer="layout" svg:width="3.005cm" svg:height="1.749cm" svg:x="33.402cm" svg:y="13.614cm">
            <draw:text-box>
              <text:p text:style-name="P3"><text:span text:style-name="T3">情報系システム</text:span></text:p>
              <text:p text:style-name="P3"><text:span text:style-name="T3">（</text:span><text:span text:style-name="T3">OUTBOUND</text:span><text:span text:style-name="T3">）</text:span></text:p>
            </draw:text-box>
          </draw:frame>
        </draw:g>
        <draw:line draw:style-name="gr30" draw:text-style-name="P2" draw:layer="layout" svg:x1="13.584cm" svg:y1="14.52cm" svg:x2="26.398cm" svg:y2="14.489cm">
          <text:p/>
        </draw:line>
        <draw:path draw:style-name="gr30" draw:text-style-name="P2" draw:layer="layout" svg:width="4.894cm" svg:height="0.001cm" svg:x="28.66cm" svg:y="14.488cm" svg:viewBox="0 0 4895 2" svg:d="M0 2h475c1 0 1-1 1-2h4419">
          <text:p/>
        </draw:path>
        <draw:g>
          <draw:g>
            <draw:path draw:style-name="gr7" draw:text-style-name="P1" draw:layer="layout" svg:width="2.54cm" svg:height="0.953cm" svg:x="3.069cm" svg:y="6.893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8" draw:text-style-name="P2" draw:layer="layout" svg:width="2.54cm" svg:height="0.953cm" svg:x="3.069cm" svg:y="6.893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32" draw:text-style-name="P6" draw:layer="layout" svg:width="2.54cm" svg:height="0.953cm" svg:x="3.069cm" svg:y="6.893cm">
            <draw:text-box>
              <text:p text:style-name="P3"><text:span text:style-name="T3">START</text:span></text:p>
            </draw:text-box>
          </draw:frame>
        </draw:g>
        <draw:line draw:style-name="gr30" draw:text-style-name="P2" draw:layer="layout" svg:x1="5.609cm" svg:y1="7.369cm" svg:x2="11.034cm" svg:y2="7.374cm">
          <text:p/>
        </draw:line>
        <draw:path draw:style-name="gr30" draw:text-style-name="P2" draw:layer="layout" svg:width="9.506cm" svg:height="3.863cm" svg:x="5.609cm" svg:y="7.369cm" svg:viewBox="0 0 9507 3864" svg:d="M0 0h889c105 0 158 53 158 158v3548c0 105 53 158 159 158h8301">
          <text:p/>
        </draw:path>
        <draw:g>
          <draw:g>
            <draw:polygon draw:style-name="gr7" draw:text-style-name="P1" draw:layer="layout" svg:width="2.54cm" svg:height="1.978cm" svg:x="15.399cm" svg:y="16.178cm" svg:viewBox="0 0 2541 1979" draw:points="158,0 0,158 0,1821 158,1979 2382,1979 2541,1821 2541,158 2382,0">
              <text:p/>
            </draw:polygon>
            <draw:polygon draw:style-name="gr8" draw:text-style-name="P2" draw:layer="layout" svg:width="2.54cm" svg:height="1.978cm" svg:x="15.399cm" svg:y="16.178cm" svg:viewBox="0 0 2541 1979" draw:points="158,0 0,158 0,1821 158,1979 2382,1979 2541,1821 2541,158 2382,0">
              <text:p/>
            </draw:polygon>
          </draw:g>
        </draw:g>
        <draw:frame draw:style-name="gr25" draw:text-style-name="P6" draw:layer="layout" svg:width="2.54cm" svg:height="0.341cm" svg:x="15.399cm" svg:y="16.25cm">
          <draw:text-box>
            <text:p text:style-name="P5"><text:span text:style-name="T3">CMM_006_A05</text:span></text:p>
          </draw:text-box>
        </draw:frame>
        <draw:g>
          <draw:g>
            <draw:path draw:style-name="gr12" draw:text-style-name="P8" draw:layer="layout" svg:width="4.027cm" svg:height="0.463cm" svg:x="16.179cm" svg:y="17.861cm" svg:viewBox="0 0 4028 464" svg:d="M101 464h3825c68 0 102-34 102-102v-261c0-67-34-101-102-101h-3825c-67 0-101 34-101 101v261c0 68 34 102 101 102z">
              <text:p/>
            </draw:path>
            <draw:path draw:style-name="gr8" draw:text-style-name="P2" draw:layer="layout" svg:width="4.027cm" svg:height="0.463cm" svg:x="16.179cm" svg:y="17.861cm" svg:viewBox="0 0 4028 464" svg:d="M101 464h3825c68 0 102-34 102-102v-261c0-67-34-101-102-101h-3825c-67 0-101 34-101 101v261c0 68 34 102 101 102z">
              <text:p/>
            </draw:path>
          </draw:g>
          <draw:frame draw:style-name="gr26" draw:text-style-name="P6" draw:layer="layout" svg:width="4.027cm" svg:height="0.791cm" svg:x="16.179cm" svg:y="17.697cm">
            <draw:text-box>
              <text:p text:style-name="P5"><text:span text:style-name="T1">【自動】締め情報ファイル</text:span><text:span text:style-name="T1">IF</text:span><text:span text:style-name="T1">出力（情報系）</text:span></text:p>
            </draw:text-box>
          </draw:frame>
        </draw:g>
        <draw:frame draw:style-name="gr33" draw:text-style-name="P6" draw:layer="layout" svg:width="2.54cm" svg:height="1.842cm" svg:x="15.399cm" svg:y="16.452cm">
          <draw:text-box>
            <text:p text:style-name="P3"><text:span text:style-name="T3">【自動】</text:span></text:p>
            <text:p text:style-name="P3"><text:span text:style-name="T3">締め情報ファイル</text:span></text:p>
            <text:p text:style-name="P3"><text:span text:style-name="T3">IF</text:span><text:span text:style-name="T3">出力（情報系）</text:span></text:p>
          </draw:text-box>
        </draw:frame>
        <draw:frame draw:style-name="gr31" draw:text-style-name="P6" draw:layer="layout" svg:width="4.394cm" svg:height="1.163cm" svg:x="14.968cm" svg:y="18.27cm">
          <draw:text-box>
            <text:p text:style-name="P5"><text:span text:style-name="T3">・</text:span><text:span text:style-name="T3">EBS</text:span><text:span text:style-name="T3">より情報系システム連携用の</text:span><text:span text:style-name="T3">IF</text:span><text:span text:style-name="T3">ファイル（</text:span><text:span text:style-name="T3">CSV</text:span><text:span text:style-name="T3">）を作成する。</text:span></text:p>
          </draw:text-box>
        </draw:frame>
        <draw:g>
          <draw:polygon draw:style-name="gr8" draw:text-style-name="P2" draw:layer="layout" svg:width="2.897cm" svg:height="1.27cm" svg:x="26.08cm" svg:y="16.538cm" svg:viewBox="0 0 2898 1271" draw:points="0,1271 2263,1271 2898,0 635,0">
            <text:p/>
          </draw:polygon>
          <draw:frame draw:style-name="gr28" draw:text-style-name="P6" draw:layer="layout" svg:width="1.508cm" svg:height="1.27cm" svg:x="26.775cm" svg:y="16.538cm">
            <draw:text-box>
              <text:p text:style-name="P3"><text:span text:style-name="T3">締め情報</text:span></text:p>
            </draw:text-box>
          </draw:frame>
        </draw:g>
        <draw:line draw:style-name="gr30" draw:text-style-name="P2" draw:layer="layout" svg:x1="17.939cm" svg:y1="17.204cm" svg:x2="26.399cm" svg:y2="17.173cm">
          <text:p/>
        </draw:line>
        <draw:path draw:style-name="gr30" draw:text-style-name="P2" draw:layer="layout" svg:width="4.894cm" svg:height="2.761cm" svg:x="28.66cm" svg:y="14.488cm" svg:viewBox="0 0 4895 2762" svg:d="M0 2762h3612c106 0 159-51 159-152v-2459c0-100 53-151 159-151h965">
          <text:p/>
        </draw:path>
        <draw:path draw:style-name="gr30" draw:text-style-name="P2" draw:layer="layout" svg:width="11.06cm" svg:height="9.404cm" svg:x="4.339cm" svg:y="7.845cm" svg:viewBox="0 0 11061 9405" svg:d="M0 0v9257c0 98 53 148 158 148h10903">
          <text:p/>
        </draw:path>
        <draw:g>
          <draw:g>
            <draw:path draw:style-name="gr7" draw:text-style-name="P1" draw:layer="layout" svg:width="2.539cm" svg:height="0.953cm" svg:x="37.193cm" svg:y="6.86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193cm" svg:y="6.86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32" draw:text-style-name="P6" draw:layer="layout" svg:width="2.54cm" svg:height="0.953cm" svg:x="37.193cm" svg:y="6.866cm">
            <draw:text-box>
              <text:p text:style-name="P3"><text:span text:style-name="T3">END</text:span></text:p>
            </draw:text-box>
          </draw:frame>
        </draw:g>
        <draw:path draw:style-name="gr30" draw:text-style-name="P2" draw:layer="layout" svg:width="6.705cm" svg:height="6.654cm" svg:x="4.339cm" svg:y="7.845cm" svg:viewBox="0 0 6706 6655" svg:d="M0 0v6508c0 98 53 147 158 147h6548">
          <text:p/>
        </draw:path>
        <draw:path draw:style-name="gr30" draw:text-style-name="P2" draw:layer="layout" svg:width="4.339cm" svg:height="3.891cm" svg:x="28.925cm" svg:y="7.342cm" svg:viewBox="0 0 4340 3892" svg:d="M0 3892h3166c107 0 160-53 160-159v-3575c0-105 53-158 159-158h855">
          <text:p/>
        </draw:path>
        <draw:path draw:style-name="gr30" draw:text-style-name="P2" draw:layer="layout" svg:width="1.045cm" svg:height="7.645cm" svg:x="36.148cm" svg:y="7.343cm" svg:viewBox="0 0 1046 7646" svg:d="M0 7646h364c106 0 160-53 160-159v-7329c0-105 53-158 159-158h363">
          <text:p/>
        </draw:path>
        <draw:g>
          <draw:g>
            <draw:polygon draw:style-name="gr7" draw:text-style-name="P1" draw:layer="layout" svg:width="2.54cm" svg:height="1.978cm" svg:x="19.209cm" svg:y="18.919cm" svg:viewBox="0 0 2541 1979" draw:points="158,0 0,158 0,1821 158,1979 2382,1979 2541,1821 2541,158 2382,0">
              <text:p/>
            </draw:polygon>
            <draw:polygon draw:style-name="gr8" draw:text-style-name="P2" draw:layer="layout" svg:width="2.54cm" svg:height="1.978cm" svg:x="19.209cm" svg:y="18.919cm" svg:viewBox="0 0 2541 1979" draw:points="158,0 0,158 0,1821 158,1979 2382,1979 2541,1821 2541,158 2382,0">
              <text:p/>
            </draw:polygon>
          </draw:g>
        </draw:g>
        <draw:frame draw:style-name="gr25" draw:text-style-name="P6" draw:layer="layout" svg:width="2.54cm" svg:height="0.341cm" svg:x="19.209cm" svg:y="18.991cm">
          <draw:text-box>
            <text:p text:style-name="P5"><text:span text:style-name="T3">CMM_006_A06</text:span></text:p>
          </draw:text-box>
        </draw:frame>
        <draw:g>
          <draw:g>
            <draw:path draw:style-name="gr12" draw:text-style-name="P8" draw:layer="layout" svg:width="4.141cm" svg:height="0.463cm" svg:x="19.989cm" svg:y="20.802cm" svg:viewBox="0 0 4142 464" svg:d="M101 464h3940c67 0 101-34 101-102v-261c0-67-34-101-101-101h-3940c-67 0-101 34-101 101v261c0 68 34 102 101 102z">
              <text:p/>
            </draw:path>
            <draw:path draw:style-name="gr8" draw:text-style-name="P2" draw:layer="layout" svg:width="4.141cm" svg:height="0.463cm" svg:x="19.989cm" svg:y="20.802cm" svg:viewBox="0 0 4142 464" svg:d="M101 464h3940c67 0 101-34 101-102v-261c0-67-34-101-101-101h-3940c-67 0-101 34-101 101v261c0 68 34 102 101 102z">
              <text:p/>
            </draw:path>
          </draw:g>
          <draw:frame draw:style-name="gr26" draw:text-style-name="P6" draw:layer="layout" svg:width="4.141cm" svg:height="0.791cm" svg:x="19.989cm" svg:y="20.638cm">
            <draw:text-box>
              <text:p text:style-name="P5"><text:span text:style-name="T1">【自動】販売手数料マスタ</text:span><text:span text:style-name="T1">IF</text:span><text:span text:style-name="T1">出力（情報系）</text:span></text:p>
            </draw:text-box>
          </draw:frame>
        </draw:g>
        <draw:frame draw:style-name="gr27" draw:text-style-name="P6" draw:layer="layout" svg:width="2.54cm" svg:height="1.566cm" svg:x="19.209cm" svg:y="19.33cm">
          <draw:text-box>
            <text:p text:style-name="P3"><text:span text:style-name="T3">【自動】</text:span></text:p>
            <text:p text:style-name="P3"><text:span text:style-name="T3">販売手数料</text:span></text:p>
            <text:p text:style-name="P3"><text:span text:style-name="T3">マスタ</text:span><text:span text:style-name="T3">IF</text:span><text:span text:style-name="T3">出力</text:span></text:p>
            <text:p text:style-name="P3"><text:span text:style-name="T3">（情報系）</text:span></text:p>
          </draw:text-box>
        </draw:frame>
        <draw:frame draw:style-name="gr31" draw:text-style-name="P6" draw:layer="layout" svg:width="4.394cm" svg:height="1.163cm" svg:x="18.778cm" svg:y="21.207cm">
          <draw:text-box>
            <text:p text:style-name="P5"><text:span text:style-name="T3">・</text:span><text:span text:style-name="T3">EBS</text:span><text:span text:style-name="T3">より情報系システム連携用の</text:span><text:span text:style-name="T3">IF</text:span><text:span text:style-name="T3">ファイル（</text:span><text:span text:style-name="T3">CSV</text:span><text:span text:style-name="T3">）を作成する。</text:span></text:p>
          </draw:text-box>
        </draw:frame>
        <draw:g>
          <draw:polygon draw:style-name="gr8" draw:text-style-name="P2" draw:layer="layout" svg:width="2.897cm" svg:height="1.27cm" svg:x="26.08cm" svg:y="19.228cm" svg:viewBox="0 0 2898 1271" draw:points="0,1271 2263,1271 2898,0 635,0">
            <text:p/>
          </draw:polygon>
          <draw:frame draw:style-name="gr28" draw:text-style-name="P6" draw:layer="layout" svg:width="1.508cm" svg:height="1.27cm" svg:x="26.775cm" svg:y="19.228cm">
            <draw:text-box>
              <text:p text:style-name="P3"><text:span text:style-name="T3">販売</text:span></text:p>
              <text:p text:style-name="P3"><text:span text:style-name="T3">手数料</text:span></text:p>
              <text:p text:style-name="P3"><text:span text:style-name="T3">情報</text:span></text:p>
            </draw:text-box>
          </draw:frame>
        </draw:g>
        <draw:path draw:style-name="gr30" draw:text-style-name="P2" draw:layer="layout" svg:width="14.297cm" svg:height="16.22cm" draw:transform="skewX (-0.0158824961931484) rotate (-0.0158824961931494) translate (22.955cm 7.02691158235995cm)" svg:viewBox="0 0 14298 16221" svg:d="M0 16221l13297-247c310 0 500-456 500-745v-13752c0-289-60-1477 250-1477l251 39">
          <text:p/>
        </draw:path>
        <draw:path draw:style-name="gr30" draw:text-style-name="P2" draw:layer="layout" svg:width="4.649cm" svg:height="0.019cm" svg:x="21.749cm" svg:y="19.844cm" svg:viewBox="0 0 4650 20" svg:d="M0 0h466c7 0 10 3 10 10s3 10 9 10h4165">
          <text:p/>
        </draw:path>
        <draw:path draw:style-name="gr30" draw:text-style-name="P2" draw:layer="layout" svg:width="14.87cm" svg:height="12.154cm" svg:x="4.339cm" svg:y="7.845cm" svg:viewBox="0 0 14871 12155" svg:d="M0 0v12006c0 99 53 149 158 149h14713">
          <text:p/>
        </draw:path>
        <draw:g>
          <draw:g>
            <draw:path draw:style-name="gr7" draw:text-style-name="P1" draw:layer="layout" svg:width="1.733cm" svg:height="1.4cm" svg:x="8.164cm" svg:y="8.297cm" svg:viewBox="0 0 1734 1401" svg:d="M0 216v969c0 38 40 75 116 108s186 60 318 79c131 19 281 29 433 29s302-10 434-29c131-19 241-46 317-79s116-70 116-108v-969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4cm" svg:x="8.164cm" svg:y="8.297cm" svg:viewBox="0 0 1734 1401" svg:d="M0 216v969c0 38 40 75 116 108s186 60 318 79c131 19 281 29 433 29s302-10 434-29c131-19 241-46 317-79s116-70 116-108v-969c0-38-40-75-116-108s-186-60-318-79c-131-19-281-29-433-29s-302 10-434 29c-131 19-241 46-317 79s-116 70-116 108zM0 216c0 38 40 76 116 109 76 32 186 60 318 79 131 19 281 29 433 29s302-10 434-29c131-19 241-47 317-79 76-33 116-71 116-109">
              <text:p/>
            </draw:path>
          </draw:g>
          <draw:frame draw:style-name="gr13" draw:text-style-name="P6" draw:layer="layout" svg:width="1.733cm" svg:height="1.045cm" svg:x="8.164cm" svg:y="8.584cm">
            <draw:text-box>
              <text:p text:style-name="P3"><text:span text:style-name="T1">保管場所マスタ</text:span></text:p>
              <text:p text:style-name="P3"><text:span text:style-name="T1">（</text:span><text:span text:style-name="T1">Disc</text:span><text:span text:style-name="T1">）</text:span></text:p>
            </draw:text-box>
          </draw:frame>
        </draw:g>
        <draw:path draw:style-name="gr30" draw:text-style-name="P2" draw:layer="layout" svg:width="2.002cm" svg:height="0.29cm" svg:x="9.031cm" svg:y="8.008cm" svg:viewBox="0 0 2003 291" svg:d="M0 291v-146c0-97 48-145 144-145h1859">
          <text:p/>
        </draw:path>
        <draw:g>
          <draw:g>
            <draw:path draw:style-name="gr7" draw:text-style-name="P1" draw:layer="layout" svg:width="1.733cm" svg:height="1.4cm" svg:x="11.816cm" svg:y="11.775cm" svg:viewBox="0 0 1734 1401" svg:d="M0 216v969c0 38 40 75 116 108s186 60 318 79c131 19 281 29 433 29s302-10 434-29c131-19 241-46 317-79s116-70 116-108v-969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4cm" svg:x="11.816cm" svg:y="11.775cm" svg:viewBox="0 0 1734 1401" svg:d="M0 216v969c0 38 40 75 116 108s186 60 318 79c131 19 281 29 433 29s302-10 434-29c131-19 241-46 317-79s116-70 116-108v-969c0-38-40-75-116-108s-186-60-318-79c-131-19-281-29-433-29s-302 10-434 29c-131 19-241 46-317 79s-116 70-116 108zM0 216c0 38 40 76 116 109 76 32 186 60 318 79 131 19 281 29 433 29s302-10 434-29c131-19 241-47 317-79 76-33 116-71 116-109">
              <text:p/>
            </draw:path>
          </draw:g>
          <draw:frame draw:style-name="gr13" draw:text-style-name="P6" draw:layer="layout" svg:width="1.733cm" svg:height="1.045cm" svg:x="11.816cm" svg:y="12.062cm">
            <draw:text-box>
              <text:p text:style-name="P3"><text:span text:style-name="T1">税コードマスタ</text:span></text:p>
              <text:p text:style-name="P3"><text:span text:style-name="T1">（</text:span><text:span text:style-name="T1">AP</text:span><text:span text:style-name="T1">）</text:span></text:p>
            </draw:text-box>
          </draw:frame>
        </draw:g>
        <draw:path draw:style-name="gr30" draw:text-style-name="P2" draw:layer="layout" svg:width="2.433cm" svg:height="0.309cm" svg:x="12.682cm" svg:y="11.467cm" svg:viewBox="0 0 2434 310" svg:d="M0 310v-155c0-103 51-155 154-155h2280">
          <text:p/>
        </draw:path>
        <draw:g>
          <draw:g>
            <draw:path draw:style-name="gr7" draw:text-style-name="P1" draw:layer="layout" svg:width="1.733cm" svg:height="1.4cm" svg:x="8.07cm" svg:y="15.144cm" svg:viewBox="0 0 1734 1401" svg:d="M0 216v969c0 38 40 75 116 108s186 60 318 79c131 19 281 29 433 29s302-10 434-29c131-19 241-46 317-79s116-70 116-108v-969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4cm" svg:x="8.07cm" svg:y="15.144cm" svg:viewBox="0 0 1734 1401" svg:d="M0 216v969c0 38 40 75 116 108s186 60 318 79c131 19 281 29 433 29s302-10 434-29c131-19 241-46 317-79s116-70 116-108v-969c0-38-40-75-116-108s-186-60-318-79c-131-19-281-29-433-29s-302 10-434 29c-131 19-241 46-317 79s-116 70-116 108zM0 216c0 38 40 76 116 109 76 32 186 60 318 79 131 19 281 29 433 29s302-10 434-29c131-19 241-47 317-79 76-33 116-71 116-109">
              <text:p/>
            </draw:path>
          </draw:g>
          <draw:frame draw:style-name="gr26" draw:text-style-name="P6" draw:layer="layout" svg:width="1.733cm" svg:height="0.791cm" svg:x="8.07cm" svg:y="15.557cm">
            <draw:text-box>
              <text:p text:style-name="P3"><text:span text:style-name="T1">稼働日カレンダ</text:span></text:p>
            </draw:text-box>
          </draw:frame>
        </draw:g>
        <draw:path draw:style-name="gr30" draw:text-style-name="P2" draw:layer="layout" svg:width="2.108cm" svg:height="0.29cm" svg:x="8.936cm" svg:y="14.854cm" svg:viewBox="0 0 2109 291" svg:d="M0 291v-146c0-97 48-145 144-145h1965">
          <text:p/>
        </draw:path>
        <draw:g>
          <draw:g>
            <draw:path draw:style-name="gr7" draw:text-style-name="P1" draw:layer="layout" svg:width="1.733cm" svg:height="1.399cm" svg:x="12.33cm" svg:y="17.854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12.33cm" svg:y="17.854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7" draw:text-style-name="P6" draw:layer="layout" svg:width="1.733cm" svg:height="0.75cm" svg:x="12.33cm" svg:y="18.288cm">
            <draw:text-box>
              <text:p text:style-name="P3"><text:span text:style-name="T1">カレンダ</text:span></text:p>
            </draw:text-box>
          </draw:frame>
        </draw:g>
        <draw:path draw:style-name="gr30" draw:text-style-name="P2" draw:layer="layout" svg:width="2.202cm" svg:height="0.316cm" svg:x="13.196cm" svg:y="17.538cm" svg:viewBox="0 0 2203 317" svg:d="M0 317v-158c0-106 53-159 158-159h2045">
          <text:p/>
        </draw:path>
        <draw:g>
          <draw:g>
            <draw:path draw:style-name="gr7" draw:text-style-name="P1" draw:layer="layout" svg:width="1.733cm" svg:height="1.4cm" svg:x="16.378cm" svg:y="20.718cm" svg:viewBox="0 0 1734 1401" svg:d="M0 216v969c0 38 40 75 116 108s186 60 318 79c131 19 281 29 433 29s302-10 434-29c131-19 241-46 317-79s116-70 116-108v-969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4cm" svg:x="16.378cm" svg:y="20.718cm" svg:viewBox="0 0 1734 1401" svg:d="M0 216v969c0 38 40 75 116 108s186 60 318 79c131 19 281 29 433 29s302-10 434-29c131-19 241-46 317-79s116-70 116-108v-969c0-38-40-75-116-108s-186-60-318-79c-131-19-281-29-433-29s-302 10-434 29c-131 19-241 46-317 79s-116 70-116 108zM0 216c0 38 40 76 116 109 76 32 186 60 318 79 131 19 281 29 433 29s302-10 434-29c131-19 241-47 317-79 76-33 116-71 116-109">
              <text:p/>
            </draw:path>
          </draw:g>
          <draw:frame draw:style-name="gr26" draw:text-style-name="P6" draw:layer="layout" svg:width="1.733cm" svg:height="0.791cm" svg:x="16.378cm" svg:y="21.131cm">
            <draw:text-box>
              <text:p text:style-name="P3"><text:span text:style-name="T1">販売手数料</text:span></text:p>
              <text:p text:style-name="P3"><text:span text:style-name="T1">条件マスタ</text:span></text:p>
            </draw:text-box>
          </draw:frame>
        </draw:g>
        <draw:path draw:style-name="gr30" draw:text-style-name="P2" draw:layer="layout" svg:width="1.964cm" svg:height="0.339cm" svg:x="17.244cm" svg:y="20.379cm" svg:viewBox="0 0 1965 340" svg:d="M0 340v-181c0-106 53-159 158-159h1807">
          <text:p/>
        </draw:path>
        <draw:g>
          <draw:g>
            <draw:path draw:style-name="gr7" draw:text-style-name="P1" draw:layer="layout" svg:width="1.733cm" svg:height="1.399cm" svg:x="14.669cm" svg:y="20.7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14.669cm" svg:y="20.7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6" draw:text-style-name="P6" draw:layer="layout" svg:width="1.733cm" svg:height="0.791cm" svg:x="14.669cm" svg:y="21.168cm">
            <draw:text-box>
              <text:p text:style-name="P3"><text:span text:style-name="T1">アドオン：</text:span></text:p>
              <text:p text:style-name="P3"><text:span text:style-name="T1">顧客追加情報</text:span></text:p>
            </draw:text-box>
          </draw:frame>
        </draw:g>
        <draw:path draw:style-name="gr30" draw:text-style-name="P2" draw:layer="layout" svg:width="3.674cm" svg:height="0.376cm" svg:x="15.535cm" svg:y="20.379cm" svg:viewBox="0 0 3675 377" svg:d="M0 377v-218c0-106 53-159 158-159h3517">
          <text:p/>
        </draw:path>
        <draw:frame draw:style-name="gr34" draw:text-style-name="P6" draw:layer="layout" svg:width="4.048cm" svg:height="2.863cm" svg:x="10.477cm" svg:y="8.467cm">
          <draw:text-box>
            <text:p text:style-name="P5"><text:span text:style-name="T3">・</text:span><text:span text:style-name="T3">EBS</text:span><text:span text:style-name="T3">「保管場所マスタ」より保管場所マスタ情報を、参照タイプ「商品別売上集計マスタ」より目標管理名称情報をそれぞれ連結して、</text:span><text:span text:style-name="T3">HHT</text:span><text:span text:style-name="T3">システム連携用の</text:span><text:span text:style-name="T3">IF</text:span><text:span text:style-name="T3">ファイル（</text:span><text:span text:style-name="T3">CSV</text:span><text:span text:style-name="T3">）として作成する。</text:span></text:p>
            <text:p text:style-name="P5"><text:span text:style-name="T12"/></text:p>
          </draw:text-box>
        </draw:frame>
        <draw:g>
          <draw:g>
            <draw:polygon draw:style-name="gr7" draw:text-style-name="P1" draw:layer="layout" svg:width="2.54cm" svg:height="1.978cm" svg:x="8.211cm" svg:y="22.384cm" svg:viewBox="0 0 2541 1979" draw:points="158,0 0,158 0,1821 158,1979 2382,1979 2541,1821 2541,158 2382,0">
              <text:p/>
            </draw:polygon>
            <draw:polygon draw:style-name="gr8" draw:text-style-name="P2" draw:layer="layout" svg:width="2.54cm" svg:height="1.978cm" svg:x="8.211cm" svg:y="22.384cm" svg:viewBox="0 0 2541 1979" draw:points="158,0 0,158 0,1821 158,1979 2382,1979 2541,1821 2541,158 2382,0">
              <text:p/>
            </draw:polygon>
          </draw:g>
        </draw:g>
        <draw:frame draw:style-name="gr25" draw:text-style-name="P10" draw:layer="layout" svg:width="2.54cm" svg:height="0.341cm" svg:x="8.211cm" svg:y="22.456cm">
          <draw:text-box>
            <text:p text:style-name="P5"><text:span text:style-name="T13">CMM_006_A07</text:span></text:p>
          </draw:text-box>
        </draw:frame>
        <draw:g>
          <draw:g>
            <draw:path draw:style-name="gr12" draw:text-style-name="P8" draw:layer="layout" svg:width="3.63cm" svg:height="0.823cm" svg:x="8.991cm" svg:y="23.85cm" svg:viewBox="0 0 3631 824" svg:d="M101 824h3428c68 0 102-46 102-138v-549c0-91-34-137-102-137h-3428c-67 0-101 46-101 137v549c0 92 34 138 101 138z">
              <text:p/>
            </draw:path>
            <draw:path draw:style-name="gr8" draw:text-style-name="P2" draw:layer="layout" svg:width="3.63cm" svg:height="0.823cm" svg:x="8.991cm" svg:y="23.85cm" svg:viewBox="0 0 3631 824" svg:d="M101 824h3428c68 0 102-46 102-138v-549c0-91-34-137-102-137h-3428c-67 0-101 46-101 137v549c0 92 34 138 101 138z">
              <text:p/>
            </draw:path>
          </draw:g>
          <draw:frame draw:style-name="gr13" draw:text-style-name="P12" draw:layer="layout" svg:width="3.63cm" svg:height="1.045cm" svg:x="9.12cm" svg:y="23.805cm">
            <draw:text-box>
              <text:p text:style-name="P5"><text:span text:style-name="T14">K901_02_001</text:span></text:p>
              <text:p text:style-name="P5"><text:span text:style-name="T14">アドオン：</text:span><text:span text:style-name="T15">値リストの値</text:span><text:span text:style-name="T16">(AFF</text:span><text:span text:style-name="T15">・</text:span><text:span text:style-name="T16">DFF)IF</text:span><text:span text:style-name="T15">出力</text:span></text:p>
            </draw:text-box>
          </draw:frame>
        </draw:g>
        <draw:frame draw:style-name="gr27" draw:text-style-name="P10" draw:layer="layout" svg:width="2.54cm" svg:height="1.566cm" svg:x="8.211cm" svg:y="22.796cm">
          <draw:text-box>
            <text:p text:style-name="P3"><text:span text:style-name="T13">値リストの値</text:span><text:span text:style-name="T13">IF</text:span><text:span text:style-name="T13">抽出</text:span><text:span text:style-name="T13">(BIP)</text:span></text:p>
            <text:p text:style-name="P3"><text:span text:style-name="T13"/></text:p>
          </draw:text-box>
        </draw:frame>
        <draw:frame draw:style-name="gr35" draw:text-style-name="P12" draw:layer="layout" svg:width="4.75cm" svg:height="1.5cm" svg:x="8.057cm" svg:y="24.5cm">
          <draw:text-box>
            <text:p text:style-name="P5"><text:span text:style-name="T13">・</text:span><text:span text:style-name="T13">JP1</text:span><text:span text:style-name="T13">より自動起動する。</text:span></text:p>
            <text:p text:style-name="P5"><text:span text:style-name="T13">・</text:span><text:span text:style-name="T13">FBDI</text:span><text:span text:style-name="T13">で取込用に</text:span><text:span text:style-name="T13">EBS</text:span><text:span text:style-name="T13">から</text:span><text:span text:style-name="T13">AFF</text:span><text:span text:style-name="T13">値セットの値のファイルを作成する。</text:span></text:p>
          </draw:text-box>
        </draw:frame>
        <draw:g>
          <draw:g>
            <draw:polygon draw:style-name="gr7" draw:text-style-name="P1" draw:layer="layout" svg:width="2.54cm" svg:height="1.978cm" svg:x="16.409cm" svg:y="22.384cm" svg:viewBox="0 0 2541 1979" draw:points="158,0 0,158 0,1821 158,1979 2382,1979 2541,1821 2541,158 2382,0">
              <text:p/>
            </draw:polygon>
            <draw:polygon draw:style-name="gr8" draw:text-style-name="P2" draw:layer="layout" svg:width="2.54cm" svg:height="1.978cm" svg:x="16.409cm" svg:y="22.384cm" svg:viewBox="0 0 2541 1979" draw:points="158,0 0,158 0,1821 158,1979 2382,1979 2541,1821 2541,158 2382,0">
              <text:p/>
            </draw:polygon>
          </draw:g>
        </draw:g>
        <draw:frame draw:style-name="gr25" draw:text-style-name="P10" draw:layer="layout" svg:width="2.54cm" svg:height="0.341cm" svg:x="16.409cm" svg:y="22.456cm">
          <draw:text-box>
            <text:p text:style-name="P5"><text:span text:style-name="T13">CMM_006_A08</text:span></text:p>
          </draw:text-box>
        </draw:frame>
        <draw:g>
          <draw:g>
            <draw:path draw:style-name="gr12" draw:text-style-name="P8" draw:layer="layout" svg:width="3.63cm" svg:height="0.862cm" svg:x="17.189cm" svg:y="23.806cm" svg:viewBox="0 0 3631 863" svg:d="M101 863h3428c68 0 102-48 102-145v-574c0-96-34-144-102-144h-3428c-67 0-101 48-101 144v574c0 97 34 145 101 145z">
              <text:p/>
            </draw:path>
            <draw:path draw:style-name="gr8" draw:text-style-name="P2" draw:layer="layout" svg:width="3.63cm" svg:height="0.862cm" svg:x="17.189cm" svg:y="23.806cm" svg:viewBox="0 0 3631 863" svg:d="M101 863h3428c68 0 102-48 102-145v-574c0-96-34-144-102-144h-3428c-67 0-101 48-101 144v574c0 97 34 145 101 145z">
              <text:p/>
            </draw:path>
          </draw:g>
          <draw:frame draw:style-name="gr36" draw:text-style-name="P12" draw:layer="layout" svg:width="3.63cm" svg:height="1.125cm" svg:x="17.189cm" svg:y="23.675cm">
            <draw:text-box>
              <text:p text:style-name="P5"><text:span text:style-name="T14">K901_02_002</text:span></text:p>
              <text:p text:style-name="P5"><text:span text:style-name="T14">ERP</text:span><text:span text:style-name="T14">アドオン：</text:span><text:span text:style-name="T15">値リストの値</text:span><text:span text:style-name="T16">(AFF</text:span><text:span text:style-name="T15">・</text:span><text:span text:style-name="T16">DFF)IF</text:span><text:span text:style-name="T15">取込</text:span></text:p>
            </draw:text-box>
          </draw:frame>
        </draw:g>
        <draw:frame draw:style-name="gr27" draw:text-style-name="P10" draw:layer="layout" svg:width="2.54cm" svg:height="1.566cm" svg:x="16.409cm" svg:y="22.796cm">
          <draw:text-box>
            <text:p text:style-name="P3"><text:span text:style-name="T13">値リストの値</text:span><text:span text:style-name="T13">IF</text:span><text:span text:style-name="T13">連携</text:span></text:p>
            <text:p text:style-name="P3"><text:span text:style-name="T13"/></text:p>
          </draw:text-box>
        </draw:frame>
        <draw:frame draw:style-name="gr37" draw:text-style-name="P12" draw:layer="layout" svg:width="4.75cm" svg:height="1.232cm" svg:x="16.255cm" svg:y="24.65cm">
          <draw:text-box>
            <text:p text:style-name="P5"><text:span text:style-name="T13">・</text:span><text:span text:style-name="T13">JP1</text:span><text:span text:style-name="T13">より自動起動する。</text:span></text:p>
            <text:p text:style-name="P5"><text:span text:style-name="T13">・</text:span><text:span text:style-name="T13">OIC</text:span><text:span text:style-name="T13">を使用し、</text:span><text:span text:style-name="T13">FBDI</text:span><text:span text:style-name="T13">で</text:span><text:span text:style-name="T13">AFF</text:span><text:span text:style-name="T13">値セットの値へ取込を行う。</text:span></text:p>
          </draw:text-box>
        </draw:frame>
        <draw:g>
          <draw:polygon draw:style-name="gr8" draw:text-style-name="P2" draw:layer="layout" svg:width="3.135cm" svg:height="1.27cm" svg:x="12.058cm" svg:y="22.688cm" svg:viewBox="0 0 3136 1271" draw:points="0,1271 2501,1271 3136,0 635,0">
            <text:p/>
          </draw:polygon>
          <draw:frame draw:style-name="gr28" draw:text-style-name="P10" draw:layer="layout" svg:width="1.667cm" svg:height="1.27cm" svg:x="12.792cm" svg:y="22.688cm">
            <draw:text-box>
              <text:p text:style-name="P3"><text:span text:style-name="T13">値セットの値</text:span></text:p>
            </draw:text-box>
          </draw:frame>
        </draw:g>
        <draw:line draw:style-name="gr30" draw:text-style-name="P2" draw:layer="layout" svg:x1="10.807cm" svg:y1="23.398cm" svg:x2="12.307cm" svg:y2="23.398cm">
          <text:p/>
        </draw:line>
        <draw:line draw:style-name="gr30" draw:text-style-name="P2" draw:layer="layout" svg:x1="14.905cm" svg:y1="23.398cm" svg:x2="16.407cm" svg:y2="23.398cm">
          <text:p/>
        </draw:line>
        <draw:line draw:style-name="gr30" draw:text-style-name="P2" draw:layer="layout" svg:x1="18.903cm" svg:y1="23.298cm" svg:x2="21.157cm" svg:y2="23.298cm">
          <text:p/>
        </draw:line>
        <draw:g>
          <draw:g>
            <draw:path draw:style-name="gr7" draw:text-style-name="P1" draw:layer="layout" svg:width="1.733cm" svg:height="1.755cm" svg:x="21.188cm" svg:y="22.467cm" svg:viewBox="0 0 1734 1756" svg:d="M0 271v1214c0 48 40 95 116 136s186 75 318 99c131 24 281 36 433 36s302-12 434-36c131-24 241-58 317-99s116-88 116-136v-1214c0-48-40-94-116-136-76-41-186-75-318-99-131-23-281-36-433-36s-302 13-434 36c-131 24-241 58-317 99-76 42-116 88-116 136z">
              <text:p/>
            </draw:path>
            <draw:path draw:style-name="gr2" draw:text-style-name="P2" draw:layer="layout" svg:width="1.733cm" svg:height="1.755cm" svg:x="21.188cm" svg:y="22.467cm" svg:viewBox="0 0 1734 1756" svg:d="M0 271v1214c0 48 40 95 116 136s186 75 318 99c131 24 281 36 433 36s302-12 434-36c131-24 241-58 317-99s116-88 116-136v-1214c0-48-40-94-116-136-76-41-186-75-318-99-131-23-281-36-433-36s-302 13-434 36c-131 24-241 58-317 99-76 42-116 88-116 136zM0 271c0 48 40 94 116 135 76 42 186 76 318 100 131 23 281 36 433 36s302-13 434-36c131-24 241-58 317-100 76-41 116-87 116-135">
              <text:p/>
            </draw:path>
          </draw:g>
          <draw:frame draw:style-name="gr38" draw:text-style-name="P13" draw:layer="layout" svg:width="1.733cm" svg:height="1.635cm" svg:x="21.188cm" svg:y="22.665cm">
            <draw:text-box>
              <text:p text:style-name="P3"><text:span text:style-name="T13">ERP</text:span><text:span text:style-name="T13">標準：</text:span></text:p>
              <text:p text:style-name="P3"><text:span text:style-name="T13">値セットの値</text:span></text:p>
            </draw:text-box>
          </draw:frame>
        </draw:g>
        <draw:path draw:style-name="gr30" draw:text-style-name="P2" draw:layer="layout" svg:width="3.662cm" svg:height="15.336cm" svg:x="4.337cm" svg:y="7.913cm" svg:viewBox="0 0 3663 15337" svg:d="M0 0v14999c0 225 29 338 86 338h3577">
          <text:p/>
        </draw:path>
        <draw:path draw:style-name="gr30" draw:text-style-name="P2" draw:layer="layout" svg:width="4.894cm" svg:height="5.511cm" svg:x="28.659cm" svg:y="14.421cm" svg:viewBox="0 0 4895 5512" svg:d="M0 5512h3612c106 0 159-50 159-148v-5216c0-98 53-148 159-148h965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 style:font-pitch="variable"/>
    <style:font-face style:name="HGGothicM1" svg:font-family="HGGothicM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Mincho" svg:font-family="MS-Mincho" style:font-pitch="variable"/>
    <style:font-face style:name="MS-Mincho1" svg:font-family="MS-Mincho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8T18:58:37.803000000</dc:date>
    <meta:creation-date>2013-05-23T10:34:06Z</meta:creation-date>
    <meta:generator>LibreOffice/7.2.5.2$Windows_X86_64 LibreOffice_project/499f9727c189e6ef3471021d6132d4c694f357e5</meta:generator>
    <meta:editing-duration>PT42M55S</meta:editing-duration>
    <meta:editing-cycles>18</meta:editing-cycles>
    <meta:document-statistic meta:object-count="301"/>
  </office:meta>
</office:document-meta>
</file>